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style:font-name="cmr10"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text-properties style:font-name="cmr10" fo:font-size="10pt" style:font-size-asian="10pt" style:font-size-complex="10pt"/>
    </style:style>
    <style:style style:name="T1" style:family="text">
      <style:text-properties style:font-name="cmr1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xml:id="id1" draw:id="id1" draw:layer="layout" svg:width="2.413cm" svg:height="0.762cm" svg:x="0.804cm" svg:y="0.868cm">
          <text:p text:style-name="P1"><text:span text:style-name="T1">Object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0.762cm" svg:x="0.804cm" svg:y="1.969cm">
          <text:p text:style-name="P1"><text:span text:style-name="T1">Object </text:span></text:p>
          <text:p text:style-name="P1"><text:span text:style-name="T1">Recog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13cm" svg:height="0.762cm" svg:x="0.804cm" svg:y="3.169cm">
          <text:p text:style-name="P1"><text:span text:style-name="T1">Pose </text:span></text:p>
          <text:p text:style-name="P1"><text:span text:style-name="T1">Est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413cm" svg:height="0.762cm" svg:x="0.804cm" svg:y="4.369cm">
          <text:p text:style-name="P1"><text:span text:style-name="T1">Gras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94cm" svg:height="0.762cm" svg:x="3.556cm" svg:y="4.978cm">
          <text:p text:style-name="P3"><text:span text:style-name="T1">Pick 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.01cm" svg:y1="1.63cm" svg:x2="2.01cm" svg:y2="1.969cm" draw:start-shape="id1" draw:start-glue-point="2" draw:end-shape="id2" draw:end-glue-point="0" svg:d="M2010 1630v339" svg:viewBox="0 0 1 340">
          <text:p/>
        </draw:connector>
        <draw:connector draw:style-name="gr2" draw:text-style-name="P4" draw:layer="layout" draw:type="line" svg:x1="2.01cm" svg:y1="2.731cm" svg:x2="2.01cm" svg:y2="3.169cm" draw:start-shape="id2" draw:start-glue-point="2" draw:end-shape="id3" draw:end-glue-point="0" svg:d="M2010 2731v438" svg:viewBox="0 0 1 439">
          <text:p/>
        </draw:connector>
        <draw:connector draw:style-name="gr2" draw:text-style-name="P4" draw:layer="layout" draw:type="line" svg:x1="2.01cm" svg:y1="3.931cm" svg:x2="2.01cm" svg:y2="4.369cm" draw:start-shape="id3" draw:start-glue-point="2" draw:end-shape="id4" draw:end-glue-point="0" svg:d="M2010 3931v438" svg:viewBox="0 0 1 439">
          <text:p/>
        </draw:connector>
        <draw:custom-shape draw:style-name="gr1" draw:text-style-name="P2" draw:layer="layout" svg:width="2.794cm" svg:height="0.762cm" svg:x="3.557cm" svg:y="3.779cm">
          <text:p text:style-name="P3"><text:span text:style-name="T1">IR 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0.762cm" svg:x="3.558cm" svg:y="1.381cm">
          <text:p text:style-name="P3"><text:span text:style-name="T1">IR 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0.762cm" svg:x="3.559cm" svg:y="2.482cm">
          <text:p text:style-name="P3"><text:span text:style-name="T1">Mem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607cm" svg:height="0.866cm" svg:x="1.187cm" svg:y="0.259cm">
          <draw:text-box>
            <text:p text:style-name="P5"><text:span text:style-name="T1">System</text:span></text:p>
          </draw:text-box>
        </draw:frame>
        <draw:frame draw:style-name="gr3" draw:text-style-name="P5" draw:layer="layout" svg:width="2.737cm" svg:height="0.866cm" svg:x="3.988cm" svg:y="0.261cm">
          <draw:text-box>
            <text:p text:style-name="P5"><text:span text:style-name="T1">Reward Sign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99999809265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19cm" fo:text-indent="0cm"/>
      <style:text-properties fo:font-size="8.3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9cm" fo:text-indent="0cm"/>
      <style:text-properties fo:font-size="7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9cm" fo:text-indent="0cm"/>
      <style:text-properties fo:font-size="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9cm" fo:text-indent="0cm"/>
      <style:text-properties fo:font-size="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9cm" fo:text-indent="0cm"/>
      <style:text-properties fo:font-size="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9cm" fo:text-indent="0cm"/>
      <style:text-properties fo:font-size="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9cm" fo:text-indent="0cm"/>
      <style:text-properties fo:font-size="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9cm" fo:text-indent="0cm"/>
      <style:text-properties fo:font-size="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.62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8.456cm" svg:height="7.047cm" svg:x="1.419cm" svg:y="2.397cm"/>
      <draw:page-thumbnail draw:layer="backgroundobjects" svg:width="8.456cm" svg:height="7.047cm" svg:x="1.419cm" svg:y="10.445cm"/>
      <draw:page-thumbnail draw:layer="backgroundobjects" svg:width="8.456cm" svg:height="7.047cm" svg:x="1.419cm" svg:y="18.493cm"/>
      <draw:page-thumbnail draw:layer="backgroundobjects" svg:width="8.456cm" svg:height="7.047cm" svg:x="11.714cm" svg:y="2.397cm"/>
      <draw:page-thumbnail draw:layer="backgroundobjects" svg:width="8.456cm" svg:height="7.047cm" svg:x="11.714cm" svg:y="10.445cm"/>
      <draw:page-thumbnail draw:layer="backgroundobjects" svg:width="8.456cm" svg:height="7.047cm" svg:x="11.714cm" svg:y="18.493cm"/>
    </style:handout-master>
    <style:master-page style:name="Default" style:page-layout-name="PM1" draw:style-name="Mdp1">
      <draw:frame presentation:style-name="Default-title" draw:layer="backgroundobjects" svg:width="6.858cm" svg:height="1.06cm" svg:x="0.381cm" svg:y="0.252cm" presentation:class="title" presentation:placeholder="true">
        <draw:text-box/>
      </draw:frame>
      <draw:frame presentation:style-name="Default-outline1" draw:layer="backgroundobjects" svg:width="6.858cm" svg:height="3.683cm" svg:x="0.381cm" svg:y="1.485cm" presentation:class="outline" presentation:placeholder="true">
        <draw:text-box/>
      </draw:frame>
      <draw:frame presentation:style-name="Mpr1" draw:text-style-name="MP1" draw:layer="backgroundobjects" svg:width="1.775cm" svg:height="0.438cm" svg:x="0.381cm" svg:y="5.78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.415cm" svg:height="0.438cm" svg:x="2.606cm" svg:y="5.782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.775cm" svg:height="0.438cm" svg:x="5.463cm" svg:y="5.782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3:09:14.014232820</meta:creation-date>
    <dc:date>2015-01-11T14:03:50.503252911</dc:date>
    <meta:editing-duration>PT14H19M39S</meta:editing-duration>
    <meta:editing-cycles>7</meta:editing-cycles>
    <meta:generator>LibreOffice/4.2.7.2$Linux_X86_64 LibreOffice_project/420m0$Build-2</meta:generator>
    <meta:document-statistic meta:object-count="36"/>
  </office:meta>
</office:document-meta>
</file>